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c081" draw:textarea-horizontal-align="justify" draw:textarea-vertical-align="middle" draw:auto-grow-height="false" fo:min-height="1.736cm" fo:min-width="11.586cm" draw:shadow="hidden" draw:shadow-offset-x="0.353cm" draw:shadow-offset-y="0.353cm"/>
    </style:style>
    <style:style style:name="gr2" style:family="graphic" style:parent-style-name="standard">
      <style:graphic-properties svg:stroke-color="#000000" draw:fill-color="#02a49c" draw:textarea-horizontal-align="justify" draw:textarea-vertical-align="middle" draw:auto-grow-height="false" fo:min-height="1.194cm" fo:min-width="16.244cm" draw:shadow="visible"/>
    </style:style>
    <style:style style:name="gr3" style:family="graphic" style:parent-style-name="standard">
      <style:graphic-properties svg:stroke-color="#000000" draw:fill-color="#a0ff5f" draw:textarea-horizontal-align="justify" draw:textarea-vertical-align="middle" draw:auto-grow-height="false" fo:min-height="2.006cm" fo:min-width="3.456cm"/>
    </style:style>
    <style:style style:name="gr4" style:family="graphic" style:parent-style-name="standard">
      <style:graphic-properties svg:stroke-color="#000000" draw:fill-color="#a0ff5f" draw:opacity="100%" draw:opacity-name="" draw:textarea-horizontal-align="justify" draw:textarea-vertical-align="middle" draw:auto-grow-height="false" fo:min-height="2.006cm" fo:min-width="3.456cm"/>
    </style:style>
    <style:style style:name="gr5" style:family="graphic" style:parent-style-name="standard">
      <style:graphic-properties svg:stroke-color="#000000" draw:fill-color="#a0ff5f" draw:textarea-horizontal-align="justify" draw:textarea-vertical-align="middle" draw:auto-grow-height="false" fo:min-height="2.458cm" fo:min-width="3.408cm"/>
    </style:style>
    <style:style style:name="gr6" style:family="graphic" style:parent-style-name="standard">
      <style:graphic-properties svg:stroke-color="#000000" draw:fill-color="#ededed" draw:textarea-horizontal-align="justify" draw:textarea-vertical-align="middle" draw:auto-grow-height="false" fo:min-height="1.376cm" fo:min-width="1.92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00c081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02a49c"/>
      <style:paragraph-properties fo:text-align="center"/>
    </style:style>
    <style:style style:name="P5" style:family="paragraph">
      <loext:graphic-properties draw:fill-color="#a0ff5f"/>
      <style:paragraph-properties fo:text-align="center"/>
    </style:style>
    <style:style style:name="P6" style:family="paragraph">
      <loext:graphic-properties draw:fill-color="#a0ff5f" draw:opacity="100%"/>
      <style:paragraph-properties fo:text-align="center"/>
    </style:style>
    <style:style style:name="P7" style:family="paragraph">
      <loext:graphic-properties draw:fill-color="#ededed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2.3cm" svg:height="2.2cm" svg:x="0.1cm" svg:y="3.7cm">
          <text:p text:style-name="P1">libr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6.9cm" svg:height="1.6cm" svg:x="0.1cm" svg:y="5.9cm">
          <text:p text:style-name="P3">R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2cm" svg:height="2.5cm" svg:x="3.4cm" svg:y="2.9cm">
          <text:p text:style-name="P3">RADOSG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2.5cm" svg:x="8cm" svg:y="2.9cm">
          <text:p text:style-name="P3">R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2cm" svg:height="3cm" svg:x="12.8cm" svg:y="2.9cm">
          <text:p text:style-name="P3">Ceph 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6cm" svg:height="1.8cm" svg:x="0.3cm" svg:y="0.2cm">
          <text:p text:style-name="P3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6cm" svg:height="1.8cm" svg:x="4.3cm" svg:y="0.2cm">
          <text:p text:style-name="P3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6cm" svg:height="1.8cm" svg:x="8.9cm" svg:y="0.2cm">
          <text:p text:style-name="P3">VM /</text:p>
          <text:p text:style-name="P3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6cm" svg:height="1.8cm" svg:x="13.7cm" svg:y="0.2cm">
          <text:p text:style-name="P3">Cli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.6cm" svg:y1="2cm" svg:x2="1.6cm" svg:y2="3.7cm">
          <text:p/>
        </draw:line>
        <draw:line draw:style-name="gr7" draw:text-style-name="P8" draw:layer="layout" svg:x1="5.6cm" svg:y1="2cm" svg:x2="5.6cm" svg:y2="2.9cm">
          <text:p/>
        </draw:line>
        <draw:line draw:style-name="gr7" draw:text-style-name="P8" draw:layer="layout" svg:x1="10.2cm" svg:y1="2cm" svg:x2="10.2cm" svg:y2="2.9cm">
          <text:p/>
        </draw:line>
        <draw:line draw:style-name="gr7" draw:text-style-name="P8" draw:layer="layout" svg:x1="15cm" svg:y1="2cm" svg:x2="15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3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4:49:48.538519389</meta:creation-date>
    <dc:date>2017-03-08T19:21:42.994608621</dc:date>
    <meta:editing-duration>PT4H31M52S</meta:editing-duration>
    <meta:editing-cycles>6</meta:editing-cycles>
    <meta:generator>LibreOffice/5.2.3.3$Linux_X86_64 LibreOffice_project/20m0$Build-3</meta:generator>
    <meta:document-statistic meta:object-count="13"/>
  </office:meta>
</office:document-meta>
</file>